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text-properties style:font-name="Arial" fo:font-size="11pt" fo:language="es" fo:country="ES" officeooo:paragraph-rsid="000f0c75" style:font-size-asian="11pt" style:font-size-complex="11pt"/>
    </style:style>
    <style:style style:name="P8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1095f6" officeooo:paragraph-rsid="001095f6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Standard" style:list-style-name="WW8Num1">
      <style:text-properties style:font-name="Arial" fo:font-size="11pt" fo:language="es" fo:country="ES" officeooo:paragraph-rsid="001095f6" style:font-size-asian="11pt" style:font-size-complex="11pt"/>
    </style:style>
    <style:style style:name="P11" style:family="paragraph" style:parent-style-name="Standard">
      <style:text-properties style:font-name="Arial" fo:font-size="11pt" fo:language="es" fo:country="ES" officeooo:paragraph-rsid="000f0c75" style:font-size-asian="11pt" style:font-size-complex="11pt"/>
    </style:style>
    <style:style style:name="P12" style:family="paragraph" style:parent-style-name="Standard" style:list-style-name="WW8Num1">
      <style:text-properties style:use-window-font-color="true" style:font-name="Arial" fo:font-size="11pt" fo:language="es" fo:country="ES" fo:font-style="normal" style:text-underline-style="none" fo:font-weight="normal" officeooo:paragraph-rsid="001095f6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3" style:family="paragraph" style:parent-style-name="Standard" style:list-style-name="WW8Num1">
      <style:text-properties style:use-window-font-color="true" style:font-name="Arial" fo:font-size="11pt" fo:language="es" fo:country="ES" fo:font-style="normal" style:text-underline-style="none" fo:font-weight="normal" officeooo:rsid="001095f6" officeooo:paragraph-rsid="001095f6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4" style:family="paragraph" style:parent-style-name="Standard" style:list-style-name="WW8Num1">
      <style:text-properties style:use-window-font-color="true" style:font-name="Arial" fo:font-size="11pt" fo:language="es" fo:country="ES" fo:font-style="normal" style:text-underline-style="none" fo:font-weight="normal" officeooo:rsid="0010b9d4" officeooo:paragraph-rsid="0010b9d4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1" style:family="text">
      <style:text-properties style:use-window-font-color="true" fo:font-style="normal" style:text-underline-style="none" fo:font-weight="normal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officeooo:rsid="001095f6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12922d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" style:family="text">
      <style:text-properties officeooo:rsid="000f0c75"/>
    </style:style>
    <style:style style:name="T5" style:family="text">
      <style:text-properties officeooo:rsid="001095f6"/>
    </style:style>
    <style:style style:name="T6" style:family="text">
      <style:text-properties officeooo:rsid="001292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7"/>
      <text:list xml:id="list2028763156" text:style-name="WW8Num1">
        <text:list-item>
          <text:p text:style-name="P10"><text:span text:style-name="T1"><text:s/></text:span><text:span text:style-name="T2">Crea un <text:s/>p</text:span><text:span text:style-name="T1">rocedimiento almacenado, </text:span><text:span text:style-name="T2">llamado num_emple_oficio_</text:span><text:span text:style-name="T3">2</text:span><text:span text:style-name="T2">, </text:span><text:span text:style-name="T1">que </text:span><text:span text:style-name="T2">averigüe</text:span><text:span text:style-name="T1"> el </text:span><text:span text:style-name="T2">código</text:span><text:span text:style-name="T1"> y nombre del/</text:span><text:span text:style-name="T3">los</text:span><text:span text:style-name="T1"> departamento/</text:span><text:span text:style-name="T3">s</text:span><text:span text:style-name="T1"> con más personal para el oficio que nos pasen como parámetro. </text:span></text:p>
          <text:p text:style-name="P10"><text:span text:style-name="T2">El procedimiento </text:span><text:span text:style-name="T1">enviará a "Java" el número y el nombre del departamento </text:span><text:span text:style-name="T3">de todos los departamentos que cumplan con el enunciado</text:span><text:span text:style-name="T1">.</text:span></text:p>
          <text:p text:style-name="P10"><text:span text:style-name="T1">Si el número </text:span><text:span text:style-name="T2">máximo</text:span><text:span text:style-name="T1"> es superior a 5 se enviará a "Java", el número y nombre de departamento, así como la cadena 'MAS DE 5 empleados'.</text:span></text:p>
          <text:p text:style-name="P10"><text:span text:style-name="T1">En caso de no existir información para ese oficio se enviará a "Java" </text:span><text:span text:style-name="T2">el mensaje</text:span><text:span text:style-name="T1"> 'NO hay empleados con ese oficio'.</text:span></text:p>
          <text:p text:style-name="P12"/>
          <text:p text:style-name="P13">El procedimiento usará la función <text:s/>nmax_oficio. </text:p>
        </text:list-item>
      </text:list>
      <text:p text:style-name="P8"/>
      <text:p text:style-name="P8"/>
      <text:list xml:id="list231816194045745" text:continue-numbering="true" text:style-name="WW8Num1">
        <text:list-item>
          <text:p text:style-name="P14">Realiza un bloque anónimo que utilizando el procedimiento num_emple_oficio_<text:span text:style-name="T6">2</text:span> y la función nmax_oficio informe para un oficio concreto el nombre del/<text:span text:style-name="T6">los</text:span> departamento<text:span text:style-name="T6">7s</text:span> junto a su número de empleados, y si supera los 5 lo informe.</text:p>
          <text:p text:style-name="P14">En caso de no existir nada para ese oficio <text:s/>debe de informar de esa situ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Zeichenforma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creation-date>2013-05-23T08:22:50.21</meta:creation-date>
    <meta:editing-cycles>22</meta:editing-cycles>
    <meta:editing-duration>PT2H54M7S</meta:editing-duration>
    <meta:initial-creator>B I-I</meta:initial-creator>
    <dc:date>2019-04-10T23:18:13.660052399</dc:date>
    <meta:document-statistic meta:table-count="1" meta:image-count="1" meta:object-count="0" meta:page-count="1" meta:paragraph-count="11" meta:word-count="159" meta:character-count="1127" meta:non-whitespace-character-count="846"/>
    <meta:user-defined meta:name="Info 1"/>
    <meta:user-defined meta:name="Info 2"/>
    <meta:user-defined meta:name="Info 3"/>
    <meta:user-defined meta:name="Info 4"/>
    <meta:template xlink:type="simple" xlink:actuate="onRequest" xlink:title="Plantilla_ejercicios_examenes_BD" xlink:href="../../../Plantilla_ejercicios_examenes_BD.ott" meta:date="2013-05-23T08:22:49.450000000"/>
  </office:meta>
</office:document-meta>
</file>